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="solid" draw:fill-color="#0066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905cm"/>
    </style:style>
    <style:style style:name="gr3" style:family="graphic" style:parent-style-name="standard">
      <style:graphic-properties svg:stroke-color="#993366" draw:fill="solid" draw:fill-color="#ff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0066cc" draw:fill="solid" draw:fill-color="#ff3333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004586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fo:min-height="1.524cm"/>
    </style:style>
    <style:style style:name="gr7" style:family="graphic" style:parent-style-name="standard">
      <style:graphic-properties svg:stroke-color="#0066cc" draw:fill="solid" draw:fill-color="#007826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svg:stroke-color="#004586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color="#0066cc" draw:fill="solid" draw:fill-color="#0066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c5000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c5000b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71cm" svg:height="1.143cm" svg:x="5.299cm" svg:y="3.7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778cm" svg:y="3.667cm">
          <draw:text-box>
            <text:p><text:span text:style-name="T1">s1</text:span></text:p>
          </draw:text-box>
        </draw:frame>
        <draw:custom-shape draw:style-name="gr3" draw:text-style-name="P1" draw:layer="layout" svg:width="9.798cm" svg:height="1.143cm" svg:x="5.299cm" svg:y="10.7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778cm" svg:y="10.652cm">
          <draw:text-box>
            <text:p><text:span text:style-name="T1">s2</text:span></text:p>
          </draw:text-box>
        </draw:frame>
        <draw:custom-shape draw:style-name="gr3" draw:text-style-name="P1" draw:layer="layout" svg:width="9.798cm" svg:height="1.143cm" svg:x="5.264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778cm" svg:y="7.223cm">
          <draw:text-box>
            <text:p><text:span text:style-name="T1">s2'</text:span></text:p>
          </draw:text-box>
        </draw:frame>
        <draw:custom-shape draw:style-name="gr4" draw:text-style-name="P1" draw:layer="layout" svg:width="1.143cm" svg:height="1.116cm" svg:x="15.224cm" svg:y="10.77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463cm" svg:y1="4.91cm" svg:x2="7.463cm" svg:y2="7.323cm">
          <text:p/>
        </draw:line>
        <draw:frame draw:style-name="gr6" draw:text-style-name="P4" draw:layer="layout" svg:width="6.604cm" svg:height="1.774cm" svg:x="5.399cm" svg:y="5.449cm">
          <draw:text-box>
            <text:p text:style-name="P1"><text:span text:style-name="T2">Edit</text:span></text:p>
          </draw:text-box>
        </draw:frame>
        <draw:line draw:style-name="gr5" draw:text-style-name="P3" draw:layer="layout" svg:x1="13.478cm" svg:y1="8.62cm" svg:x2="13.478cm" svg:y2="11.033cm">
          <text:p/>
        </draw:line>
        <draw:frame draw:style-name="gr6" draw:text-style-name="P4" draw:layer="layout" svg:width="6.604cm" svg:height="1.774cm" svg:x="11.414cm" svg:y="9.159cm">
          <draw:text-box>
            <text:p text:style-name="P1"><text:span text:style-name="T2">Add</text:span></text:p>
          </draw:text-box>
        </draw:frame>
        <draw:custom-shape draw:style-name="gr1" draw:text-style-name="P1" draw:layer="layout" svg:width="9.671cm" svg:height="1.143cm" svg:x="5.299cm" svg:y="13.2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778cm" svg:y="13.124cm">
          <draw:text-box>
            <text:p><text:span text:style-name="T1">s1</text:span></text:p>
          </draw:text-box>
        </draw:frame>
        <draw:custom-shape draw:style-name="gr3" draw:text-style-name="P1" draw:layer="layout" svg:width="9.798cm" svg:height="1.143cm" svg:x="5.299cm" svg:y="20.2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778cm" svg:y="20.109cm">
          <draw:text-box>
            <text:p><text:span text:style-name="T1">s2</text:span></text:p>
          </draw:text-box>
        </draw:frame>
        <draw:custom-shape draw:style-name="gr3" draw:text-style-name="P1" draw:layer="layout" svg:width="9.798cm" svg:height="1.143cm" svg:x="5.264cm" svg:y="16.8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778cm" svg:y="16.68cm">
          <draw:text-box>
            <text:p><text:span text:style-name="T1">s1'</text:span></text:p>
          </draw:text-box>
        </draw:frame>
        <draw:custom-shape draw:style-name="gr7" draw:text-style-name="P1" draw:layer="layout" svg:width="1.143cm" svg:height="1.116cm" svg:x="15.097cm" svg:y="13.25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463cm" svg:y1="14.367cm" svg:x2="7.463cm" svg:y2="16.78cm">
          <text:p/>
        </draw:line>
        <draw:frame draw:style-name="gr6" draw:text-style-name="P4" draw:layer="layout" svg:width="6.604cm" svg:height="1.774cm" svg:x="5.399cm" svg:y="14.906cm">
          <draw:text-box>
            <text:p text:style-name="P1"><text:span text:style-name="T2">Edit</text:span></text:p>
          </draw:text-box>
        </draw:frame>
        <draw:line draw:style-name="gr5" draw:text-style-name="P3" draw:layer="layout" svg:x1="13.478cm" svg:y1="18.077cm" svg:x2="13.478cm" svg:y2="20.49cm">
          <text:p/>
        </draw:line>
        <draw:frame draw:style-name="gr6" draw:text-style-name="P4" draw:layer="layout" svg:width="6.604cm" svg:height="1.774cm" svg:x="11.414cm" svg:y="18.616cm">
          <draw:text-box>
            <text:p text:style-name="P1"><text:span text:style-name="T2">Del</text:span></text:p>
          </draw:text-box>
        </draw:frame>
        <draw:custom-shape draw:style-name="gr7" draw:text-style-name="P1" draw:layer="layout" svg:width="1.143cm" svg:height="1.116cm" svg:x="15.224cm" svg:y="16.8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71cm" svg:height="1.143cm" svg:x="5.41cm" svg:y="22.8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889cm" svg:y="22.768cm">
          <draw:text-box>
            <text:p text:style-name="P2"><text:span text:style-name="T1">s1</text:span></text:p>
          </draw:text-box>
        </draw:frame>
        <draw:custom-shape draw:style-name="gr3" draw:text-style-name="P1" draw:layer="layout" svg:width="9.798cm" svg:height="1.143cm" svg:x="5.375cm" svg:y="26.4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2.155cm" svg:x="2.889cm" svg:y="26.324cm">
          <draw:text-box>
            <text:p text:style-name="P2"><text:span text:style-name="T1">s2</text:span></text:p>
          </draw:text-box>
        </draw:frame>
        <draw:custom-shape draw:style-name="gr4" draw:text-style-name="P1" draw:layer="layout" svg:width="1.143cm" svg:height="1.116cm" svg:x="16.605cm" svg:y="26.47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574cm" svg:y1="24.011cm" svg:x2="7.574cm" svg:y2="26.424cm">
          <text:p/>
        </draw:line>
        <draw:custom-shape draw:style-name="gr9" draw:text-style-name="P1" draw:layer="layout" svg:width="1.143cm" svg:height="1.116cm" svg:x="16.478cm" svg:y="22.895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7.113cm" svg:y1="24.165cm" svg:x2="17.113cm" svg:y2="26.578cm">
          <text:p/>
        </draw:line>
        <draw:frame draw:style-name="gr6" draw:text-style-name="P4" draw:layer="layout" svg:width="6.604cm" svg:height="1.774cm" svg:x="14.716cm" svg:y="24.626cm">
          <draw:text-box>
            <text:p text:style-name="P1"><text:span text:style-name="T2">Eq?</text:span></text:p>
          </draw:text-box>
        </draw:frame>
        <draw:frame draw:style-name="gr6" draw:text-style-name="P4" draw:layer="layout" svg:width="6.604cm" svg:height="1.774cm" svg:x="5.318cm" svg:y="24.495cm">
          <draw:text-box>
            <text:p text:style-name="P1"><text:span text:style-name="T2">Ed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aecf0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 </meta:initial-creator>
    <meta:creation-date>2014-09-24T22:42:18.590389488</meta:creation-date>
    <dc:date>2014-09-24T23:12:28.498027929</dc:date>
    <dc:creator>so </dc:creator>
    <meta:editing-duration>PT11M53S</meta:editing-duration>
    <meta:editing-cycles>3</meta:editing-cycles>
    <meta:generator>LibreOffice/4.1.3.2$Linux_x86 LibreOffice_project/410m0$Build-2</meta:generator>
    <meta:document-statistic meta:object-count="33"/>
  </office:meta>
</office:document-meta>
</file>